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7979e"/>
    </style:style>
    <style:style style:name="P2" style:family="paragraph" style:parent-style-name="Standard">
      <style:text-properties officeooo:paragraph-rsid="0019cf7d"/>
    </style:style>
    <style:style style:name="P3" style:family="paragraph" style:parent-style-name="Standard">
      <style:text-properties fo:font-weight="bold" style:font-weight-asian="bold" style:font-weight-complex="bold"/>
    </style:style>
    <style:style style:name="T1" style:family="text">
      <style:text-properties officeooo:rsid="001d1801"/>
    </style:style>
    <style:style style:name="T2" style:family="text">
      <style:text-properties officeooo:rsid="002a9a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令和二年三月課題資料</text:p>
      <text:p text:style-name="Standard">『みそひともじの抒情詩（小松英雄）</text:p>
      <text:p text:style-name="Standard">　〜古今和歌集の和歌表現を解きほぐす</text:p>
      <text:p text:style-name="Standard">　　　　　　　　　　　　　發表者　小澤</text:p>
      <text:p text:style-name="Standard"/>
      <text:p text:style-name="Standard">　本書の引用は引用頁を明示し、他の引用は引用者名のみ記載した。見苦しいので表記は正字正假名遣に改めた。ただし、送假名は不要で見苦しくとも原文の儘にしてゐる。引用文の小見出は小澤が適宜付加した。また、引用文の振假名は割愛した。小澤の意見や註釋は※ で記した。</text:p>
      <text:p text:style-name="Standard"/>
      <text:p text:style-name="P3">「メディアはメッセージである」</text:p>
      <text:p text:style-name="P3">　　　　　　　　　　　　マクルーハン</text:p>
      <text:p text:style-name="Standard"/>
      <text:p text:style-name="Standard">※古今和歌集の難さは、萬葉集の難さとは別種のものである。但し、できてすぐに意味や構造が理會されなくなるのは、古代歌謡共通の現象に想へる。</text:p>
      <text:p text:style-name="Standard"><text:soft-page-break/>　解きほぐし</text:p>
      <text:p text:style-name="Standard"><text:s text:c="2"/>五頁</text:p>
      <text:p text:style-name="Standard">『萬葉集』の韻文表現は單線構造であるから解きほぐしを必要としないし、『新古今和歌集』の本歌取りは、取り込まれた和歌がそれを取り込んだ和歌のなかに融けこんでゐるので、解きほぐしやうがない。その意味で、＜解きほぐし＞こそ、平安前期の和歌表現を解析するキーワードにほかならない。</text:p>
      <text:p text:style-name="Standard">　歌學</text:p>
      <text:p text:style-name="Standard">　　十八頁</text:p>
      <text:p text:style-name="Standard">平安後期には、用語や表現が難解になつてをり歌學が形成されてゐる。歌學とは作歌のための實學であつた。</text:p>
      <text:p text:style-name="Standard">　複線構造</text:p>
      <text:p text:style-name="Standard">　　四十八頁</text:p>
      <text:p text:style-name="Standard">　おとにのみ　きくしらつゆの　よるはおきて　ひるはおもひに　あへずけぬべし</text:p>
      <text:p text:style-name="Standard"/>
      <text:p text:style-name="Standard"/>
      <text:p text:style-name="Standard"><text:soft-page-break/>　音にのみ聞く</text:p>
      <text:p text:style-name="Standard">　　　　　菊の白露の　夜は置きて</text:p>
      <text:p text:style-name="Standard">　　　　　　　　　　　夜は起きて　晝はおもひ（火）に</text:p>
      <text:p text:style-name="Standard">　日に　敢へず消ぬべし</text:p>
      <text:p text:style-name="Standard"><text:s/>藤原定家</text:p>
      <text:p text:style-name="Standard"><text:s text:c="2"/>六十九頁</text:p>
      <text:p text:style-name="Standard">定家には『古今和歌集』の和歌が理解できなかつた。したがつて、その流れを繼承する現今の註釋者にも和歌表現の基本が理解されてゐないといふことである。</text:p>
      <text:p text:style-name="Standard"><text:s text:c="2"/>七十九頁</text:p>
      <text:p text:style-name="Standard">個々の假名には表意機能がないために、同じ假名連鎖が複數の意味に理解される可能性をはらんでをり、彼にとつて、假名は致命的缺陥をもつ文字體系であつた。</text:p>
      <text:p text:style-name="Standard"><text:s text:c="2"/>八十頁</text:p>
      <text:p text:style-name="Standard">藤原定家も、そして、以後の歌學者たちも、平安前期の和歌の基本構造を理解してゐなか<text:soft-page-break/>つたので、その奧にある「ひとの心」に迫ることができなかつた。</text:p>
      <text:p text:style-name="Standard"><text:s text:c="2"/>三百十四頁</text:p>
      <text:p text:style-name="Standard">藤原定家は、解釋を確定するためにしばしば聲點を使用してゐる。</text:p>
      <text:p text:style-name="Standard"><text:s/>現代の註解</text:p>
      <text:p text:style-name="Standard"><text:s text:c="2"/>丗八頁</text:p>
      <text:p text:style-name="Standard">註釈の内容だけでなく、校訂テクストもまた校訂者の實力の忠實な反映であることを教へ</text:p>
      <text:p text:style-name="Standard">てゐる。</text:p>
      <text:p text:style-name="Standard"><text:s text:c="2"/>七十五頁</text:p>
      <text:p text:style-name="Standard">平安前期の和歌を、語句の分かち書きができない片假名で書寫した人物の認識には大きな疑問がある。（※連綿など）</text:p>
      <text:p text:style-name="Standard"><text:s text:c="2"/>八十頁</text:p>
      <text:p text:style-name="Standard">『古今和歌集』の註釋書に＜詠唱＞とか＜朗唱＞とかいふ語がときをり顔を出すのは、さういふ大切な事實が認識されてゐないためである。</text:p>
      <text:p text:style-name="Standard"><text:s text:c="2"/>二百七十二頁</text:p>
      <text:p text:style-name="Standard"><text:soft-page-break/>註釋書の水準が低いのは、固有名詞の詮索に血道をあげて、肝腎の和歌表現に關心がないからである。（※意味についての無關心）</text:p>
      <text:p text:style-name="Standard"><text:s text:c="2"/>三百十九頁</text:p>
      <text:p text:style-name="Standard">寂しいのは、傳統文法によるこのやうなアプローチが、文學作品を對象にしてゐながら表現意圖に關心がないことである。</text:p>
      <text:p text:style-name="Standard">※ 歌集の特徴</text:p>
      <text:p text:style-name="Standard"><text:s/>『萬葉集』</text:p>
      <text:p text:style-name="Standard">・萬葉假名</text:p>
      <text:p text:style-name="Standard">・漢字ばかりの難解な表記</text:p>
      <text:p text:style-name="Standard">・清音と濁音に別々の文字</text:p>
      <text:p text:style-name="Standard">・聽覺レベルの單線表現</text:p>
      <text:p text:style-name="Standard">・詠唱可能</text:p>
      <text:p text:style-name="Standard">・枕詞が豐富</text:p>
      <text:p text:style-name="Standard">・音節の連鎖</text:p>
      <text:p text:style-name="Standard">・和歌表現は完結されてゐる</text:p>
      <text:p text:style-name="Standard"><text:s/>『古今和歌集』</text:p>
      <text:p text:style-name="Standard">・全文假名文</text:p>
      <text:p text:style-name="Standard">・假名ばかりの難解な表記</text:p>
      <text:p text:style-name="Standard"><text:soft-page-break/>・清音と濁音に同じ文字</text:p>
      <text:p text:style-name="Standard">・視覺レベルの複線構造</text:p>
      <text:p text:style-name="Standard">・詠唱不可能</text:p>
      <text:p text:style-name="Standard">・枕詞が大幅に縮小</text:p>
      <text:p text:style-name="Standard">・假名の連鎖</text:p>
      <text:p text:style-name="Standard">・和歌表現は完結されてゐる</text:p>
      <text:p text:style-name="P1">・餘韻嫋々といふ描寫ではないが、しつかり　</text:p>
      <text:p text:style-name="P1">　した表現で風格が高いといふ評価（八十二</text:p>
      <text:p text:style-name="P1">　頁）</text:p>
      <text:p text:style-name="Standard"><text:s/>『新古今和歌集』</text:p>
      <text:p text:style-name="Standard">・漢字假名交り文</text:p>
      <text:p text:style-name="Standard">・難解な表記ではないが、意味が固定</text:p>
      <text:p text:style-name="Standard">・清音と濁音は區別可能</text:p>
      <text:p text:style-name="Standard">・聽覺レベルの單線表現</text:p>
      <text:p text:style-name="Standard">・詠唱性復活</text:p>
      <text:p text:style-name="Standard">・和歌表現は完結を讀者にゆだねられてゐる</text:p>
      <text:p text:style-name="P1">・表現を完結せず言ひさして終はり、表現の</text:p>
      <text:p text:style-name="P1">　完結を讀者のイマジネーションにゆだねる</text:p>
      <text:p text:style-name="P1">　表現類型を創り出した（八十二頁）</text:p>
      <text:p text:style-name="Standard"><text:s/></text:p>
      <text:p text:style-name="P2"><text:soft-page-break/>※貫之が定家の和歌を見たなら、ひねりのない詰まらない歌。抑、和歌を漢字交りで表記するのはやまとうたを理解してゐない證と酷評したのではないか。</text:p>
      <text:p text:style-name="Standard">※小松氏は外國語で書かれた複線構造の詩歌を讀むだ事から、古今和歌集を複線構造で讀解く著想を得たと想はれる。</text:p>
      <text:p text:style-name="Standard"><text:s text:c="2"/>七月例會の預告を兼て</text:p>
      <text:p text:style-name="Standard">※支那の古代詩も、春秋時代末期には意味不明のものとなり、和歌の古今傳授のやうないい加減な註釈が現れた。「古註」と云ふ。あんまり酷いこじつけなのでもう少し合理的に解釋しようと現れたのが朱熹などの「新註」であり、もう少し古代社會のありかたなり文字使を理解して解釋しませう、といふのが清の考證學派である。だが、彼等もまた、媒體の變化による詩の構造變化は考慮してゐない。</text:p>
      <text:p text:style-name="Standard">　漢字は前漢と後漢との間に媒體として大きな變化を遂げてゐる。表記媒體が竹簡から紙<text:soft-page-break/>や布になつた爲、邊や旁が付いた漢字が激増することになる。</text:p>
      <text:p text:style-name="Standard">　また、黄河文明はコーカソイドの文明であつた事が考古學から明らかになつてゐる。發音も唐代には四聲が失はれ平仄になる。</text:p>
      <text:p text:style-name="Standard">　詩經の時代に比べ、人種が大きく入れ替り發聲も表記媒體も變化してから出來たのが、今日我々が知る漢詩の規則である。古代詩にはそれとは別の我々の知らない規則なり構造なりがあつたと考へるのは合理的な推論ではないだらうか。古代詩を漢字の意味の變化だけで理解しようとしては、構造の變化を見失ふ可能性がある。（例へば四聲の配置や邊の無い漢字による言葉の連鎖等）</text:p>
      <text:p text:style-name="Standard">※補足</text:p>
      <text:p text:style-name="Standard">　漢代の月氏はトカラ語（印歐語）を話すコーカソイドだつた。また、三國志には孫權が碧眼だつたと明記されてゐる。コーカソイドは心太式に南へ追ひやられたらしい。</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IPA明朝"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5902in" fo:margin-bottom="0.5902in" fo:margin-left="0.7874in" fo:margin-right="0.7874in" style:writing-mode="tb-rl" style:layout-grid-color="#006c3b" style:layout-grid-lines="20" style:layout-grid-base-height="0.3543in" style:layout-grid-ruby-height="0.139in" style:layout-grid-mode="both"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20:44:40.860774661</meta:creation-date>
    <meta:editing-duration>PT6H24M27S</meta:editing-duration>
    <meta:editing-cycles>24</meta:editing-cycles>
    <meta:generator>LibreOffice/6.0.7.3$Linux_AARCH64 LibreOffice_project/00m0$Build-3</meta:generator>
    <dc:date>2020-03-07T14:00:48.926124496</dc:date>
    <meta:print-date>2020-03-06T21:12:47.539705235</meta:print-date>
    <meta:document-statistic meta:table-count="0" meta:image-count="0" meta:object-count="0" meta:page-count="8" meta:paragraph-count="84" meta:word-count="2134" meta:character-count="2237" meta:non-whitespace-character-count="2134"/>
    <meta:template xlink:type="simple" xlink:actuate="onRequest" xlink:title="四百字詰原稾用紙" xlink:href="../../../Templates/四百字詰原稾用紙.ott" meta:date="2020-03-06T20:44:39.749853250"/>
  </office:meta>
</office:document-meta>
</file>